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25*" fo:start-indent="0in" fo:end-indent="0in"/>
          <style:column style:rel-width="4.25*" fo:start-indent="0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pictureCaption_pictureRight_entry_letData_dicBody"><draw:frame draw:style-name="Graphics0" draw:name="Graphics0" text:anchor-type="paragraph" draw:z-index="1" svg:width="72pt" svg:height="72pt"><draw:text-box fo:min-height="0in"><draw:frame draw:style-name="Graphics0" draw:name="Graphics0" text:anchor-type="paragraph" svg:width="72pt" svg:height="72pt"><draw:image xlink:type="simple" xlink:show="embed" xlink:actuatet="onLoad" xlink:href="Pictures/a.jpg"/><svg:desc/></draw:frame><text:p text:style-name="ForcedDiv"><text:span text:style-name="CmPicturepublishStemCaptionSenseNumber_pictureCaption_pictureRight_entry_letData_dicBody">1</text:span> <text:span text:style-name="CmPicturepublishStemCaptionCaptionPub_.pt_pictureCaption_pictureRight_entry_letData_dicBody">cala</text:span> </text:p></draw:text-box></draw:frame></text:p>
        <text:p text:style-name="entry_letData_dicBody"><text:span text:style-name="partofspeech_.pt_grammaticalinfo_sense_senses_entry_letData_dicBody">N</text:span> <text:span text:style-name="xlanguagetag_.en_xitem_.pt_definitionL2_.pt_sense_senses_entry_letData_dicBody">Por </text:span><text:span text:style-name="xitem_.pt_definitionL2_.pt_sense_senses_entry_letData_dicBody">dedo On July 19, 2000, Sun Microsystems announced that it was making the source code of StarOffice available for download under both the LGPL and the Sun Industry Standards Source License (SISSL) with the intention of building an open source development community around the software. The new project was known as OpenOffice.org, and its website went live on October 13, 2000. Work on version 2.0 began in early 2003 with the following goals: better interoperability with Microsoft Office; better performance, with improved speed and lower memory usage; greater scripting capabilities; better integration, particularly with GNOME; an easier-to-find and use database front-end for creating reports, forms and queries; a new built-in SQL database; and improved usability. A beta version was released on March 4, 2005. </text:span><text:span text:style-name="xlanguagetag_.en_xitem_.en_definitionL2_.pt_sense_senses_entry_letData_dicBody">Eng </text:span><text:span text:style-name="xitem_.en_definitionL2_.pt_sense_senses_entry_letData_dicBody">finger</text:span> </text:p>
        <text:p text:style-name="pictureCaption_pictureRight_entry_letData_dicBody"><draw:frame draw:style-name="Graphics1" draw:name="Graphics1" text:anchor-type="paragraph" draw:z-index="1" svg:width="72pt" svg:height="72pt"><draw:text-box fo:min-height="0in"><draw:frame draw:style-name="Graphics1" draw:name="Graphics1" text:anchor-type="paragraph" svg:width="72pt" svg:height="72pt"><draw:image xlink:type="simple" xlink:show="embed" xlink:actuatet="onLoad" xlink:href="Pictures/b.jpg"/><svg:desc/></draw:frame><text:p text:style-name="ForcedDiv"><text:span text:style-name="CmPicturepublishStemCaptionSenseNumber_pictureCaption_pictureRight_entry_letData_dicBody">1</text:span> <text:span text:style-name="CmPicturepublishStemCaptionCaptionPub_.pt_pictureCaption_pictureRight_entry_letData_dicBody">cala</text:span> </text:p></draw:text-box></draw:frame></text:p>
        <text:p text:style-name="entry_letData_dicBody"><text:span text:style-name="partofspeech_.pt_grammaticalinfo_sense_senses_entry_letData_dicBody">N</text:span> <text:span text:style-name="xlanguagetag_.en_xitem_.pt_definitionL2_.pt_sense_senses_entry_letData_dicBody">Por </text:span><text:span text:style-name="xitem_.pt_definitionL2_.pt_sense_senses_entry_letData_dicBody">dedo On July 19, 2000, Sun Microsystems announced that it was making the source code of StarOffice available for download under both the LGPL and the Sun Industry Standards Source License (SISSL) with the intention of building an open source development community around the software. The new project was known as OpenOffice.org, and its website went live on October 13, 2000. Work on version 2.0 began in early 2003 with the following goals: better interoperability with Microsoft Office; better performance, with improved speed and lower memory usage; greater scripting capabilities; better integration, particularly with GNOME; an easier-to-find and use database front-end for creating reports, forms and queries; a new built-in SQL database; and improved usability. A beta version was released on March 4, 2005. </text:span><text:span text:style-name="xlanguagetag_.en_xitem_.en_definitionL2_.pt_sense_senses_entry_letData_dicBody">Eng </text:span><text:span text:style-name="xitem_.en_definitionL2_.pt_sense_senses_entry_letData_dicBody">finger</text:span> </text:p>
        <text:p text:style-name="pictureCaption_pictureRight_entry_letData_dicBody"><draw:frame draw:style-name="Graphics2" draw:name="Graphics2" text:anchor-type="paragraph" draw:z-index="1" svg:width="72pt" svg:height="72pt"><draw:text-box fo:min-height="0in"><draw:frame draw:style-name="Graphics2" draw:name="Graphics2" text:anchor-type="paragraph" svg:width="72pt" svg:height="72pt"><draw:image xlink:type="simple" xlink:show="embed" xlink:actuatet="onLoad" xlink:href="Pictures/c.jpg"/><svg:desc/></draw:frame><text:p text:style-name="ForcedDiv"><text:span text:style-name="CmPicturepublishStemCaptionSenseNumber_pictureCaption_pictureRight_entry_letData_dicBody">1</text:span> <text:span text:style-name="CmPicturepublishStemCaptionCaptionPub_.pt_pictureCaption_pictureRight_entry_letData_dicBody">cala</text:span> </text:p></draw:text-box></draw:frame></text:p>
        <text:p text:style-name="entry_letData_dicBody"><text:span text:style-name="headword_.seh_entry_letData_dicBody">cala</text:span> <text:span text:style-name="partofspeech_.pt_grammaticalinfo_sense_senses_entry_letData_dicBody">N</text:span> <text:span text:style-name="xlanguagetag_.en_xitem_.pt_definitionL2_.pt_sense_senses_entry_letData_dicBody">Por </text:span><text:span text:style-name="xitem_.pt_definitionL2_.pt_sense_senses_entry_letData_dicBody">On July 19, 2000, Sun Microsystems announced that it was making the source code of StarOffice available for download under both the LGPL and the Sun Industry Standards Source License (SISSL) with the intention of building an open source development community around the software. The new project was known as OpenOffice.org, and its website went live on October 13, 2000. Work on version 2.0 began in early 2003 with the following goals: better interoperability with Microsoft Office; better performance, with improved speed and lower memory usage; greater scripting capabilities; better integration, particularly with GNOME; an easier-to-find and use database front-end for creating reports, forms and queries; a new built-in SQL database; and improved usability. A beta version was released on March 4, 2005. </text:span><text:span text:style-name="xlanguagetag_.en_xitem_.en_definitionL2_.pt_sense_senses_entry_letData_dicBody">Eng </text:span><text:span text:style-name="xitem_.en_definitionL2_.pt_sense_senses_entry_letData_dicBody">fingerfi ngerfingerf ingerfingerfi ngerfinger</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text-align="center"/>
    </style:style>
    <style:style xmlns:style="urn:oasis:names:tc:opendocument:xmlns:style:1.0" style:name="letter_letHead_dicBody" style:family="paragraph" style:parent-style-name="letHead_dicBody">
      <style:text-properties fo:font-weight="700" style:font-weight-complex="700" fo:font-size="24pt" style:font-size-complex="24pt" fo:font-family="Times New Roman" style:font-name-complex="Times New Roman"/>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align="left"/>
      <style:text-properties fo:font-family="serif" style:font-name-complex="serif" fo:font-size="10pt" style:font-size-complex="10pt" fo:font-weight="400" style:font-weight-complex="400"/>
    </style:style>
    <style:style xmlns:style="urn:oasis:names:tc:opendocument:xmlns:style:1.0" style:name="pictureRight_entry_letData_dicBody" style:family="paragraph" style:parent-style-name="entry_letData_dicBody">
      <style:paragraph-properties fo:float="right" fo:padding-top="2pt" fo:border-top="0.5pt solid #ffffff" fo:padding-right="2pt" fo:border-right="0.5pt solid #ffffff" fo:padding-bottom="2pt" fo:border-bottom="0.5pt solid #ffffff" fo:padding-left="2pt" fo:border-left="0.5pt solid #ffffff" fo:text-align="right"/>
    </style:style>
    <style:style xmlns:style="urn:oasis:names:tc:opendocument:xmlns:style:1.0" style:name="pictureCaption_pictureRight_entry_letData_dicBody" style:family="paragraph" style:parent-style-name="pictureRight_entry_letData_dicBody">
      <style:text-properties fo:color="#0000ff"/>
    </style:style>
    <style:style xmlns:style="urn:oasis:names:tc:opendocument:xmlns:style:1.0" style:name="CmPicturepublishStemCaptionSenseNumber_pictureCaption_pictureRight_entry_letData_dicBody" style:family="text" style:parent-style-name="pictureCaption_pictureRight_entry_letData_dicBody"/>
    <style:style xmlns:style="urn:oasis:names:tc:opendocument:xmlns:style:1.0" style:name="CmPicturepublishStemCaptionCaptionPub_.pt_pictureCaption_pictureRight_entry_letData_dicBody" style:family="text" style:parent-style-name="pictureCaption_pictureRight_entry_letData_dicBody">
      <style:text-properties fo:language="pt" fo:country="BR"/>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style xmlns:style="urn:oasis:names:tc:opendocument:xmlns:style:1.0" style:name="partofspeech_.pt_grammaticalinfo_sense_senses_entry_letData_dicBody" style:family="text" style:parent-style-name="grammaticalinfo_sense_senses_entry_letData_dicBody">
      <style:text-properties fo:language="pt" fo:country="BR"/>
    </style:style>
    <style:style xmlns:style="urn:oasis:names:tc:opendocument:xmlns:style:1.0" style:name="definitionL2_.pt_sense_senses_entry_letData_dicBody" style:family="text" style:parent-style-name="sense_senses_entry_letData_dicBody">
      <style:text-properties fo:language="pt" fo:country="BR"/>
    </style:style>
    <style:style xmlns:style="urn:oasis:names:tc:opendocument:xmlns:style:1.0" style:name="xitem_.pt_definitionL2_.pt_sense_senses_entry_letData_dicBody" style:family="text" style:parent-style-name="definitionL2_.pt_sense_senses_entry_letData_dicBody">
      <style:text-properties fo:language="pt" fo:country="BR"/>
    </style:style>
    <style:style xmlns:style="urn:oasis:names:tc:opendocument:xmlns:style:1.0" style:name="xlanguagetag_.en_xitem_.pt_definitionL2_.pt_sense_senses_entry_letData_dicBody" style:family="text" style:parent-style-name="xitem_.pt_definitionL2_.pt_sense_senses_entry_letData_dicBody">
      <style:text-properties fo:language="en" fo:country="US"/>
    </style:style>
    <style:style xmlns:style="urn:oasis:names:tc:opendocument:xmlns:style:1.0" style:name="xitem_.en_definitionL2_.pt_sense_senses_entry_letData_dicBody" style:family="text" style:parent-style-name="definitionL2_.pt_sense_senses_entry_letData_dicBody">
      <style:text-properties fo:language="en" fo:country="US"/>
    </style:style>
    <style:style xmlns:style="urn:oasis:names:tc:opendocument:xmlns:style:1.0" style:name="xlanguagetag_.en_xitem_.en_definitionL2_.pt_sense_senses_entry_letData_dicBody" style:family="text" style:parent-style-name="xitem_.en_definitionL2_.pt_sense_senses_entry_letData_dicBody">
      <style:text-properties fo:language="en" fo:country="US"/>
    </style:style>
    <style:style xmlns:style="urn:oasis:names:tc:opendocument:xmlns:style:1.0" style:name="headword_.seh_entry_letData_dicBody" style:family="text" style:parent-style-name="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text-align="center"/>
    </style:style>
    <style:style style:name="letter" style:family="paragraph" style:parent-style-name="none">
      <style:text-properties fo:font-weight="700" fo:font-size="24pt" fo:font-family="Times New Roman"/>
    </style:style>
    <style:style style:name="letData" style:family="paragraph" style:parent-style-name="none">
      <style:paragraph-properties fo:text-align="left"/>
    </style:style>
    <style:style style:name="entry" style:family="paragraph" style:parent-style-name="none">
      <style:paragraph-properties fo:text-align="left"/>
      <style:text-properties fo:font-family="serif" fo:font-size="10pt" fo:font-weight="400"/>
    </style:style>
    <style:style style:name="pictureRight" style:family="paragraph" style:parent-style-name="none">
      <style:paragraph-properties fo:float="right" fo:padding-top="2pt" fo:border-top="0.5pt solid #ffffff" fo:padding-right="2pt" fo:border-right="0.5pt solid #ffffff" fo:padding-bottom="2pt" fo:border-bottom="0.5pt solid #ffffff" fo:padding-left="2pt" fo:border-left="0.5pt solid #ffffff" fo:text-align="right"/>
    </style:style>
    <style:style style:name="picture" style:family="paragraph" style:parent-style-name="none"/>
    <style:style style:name="pictureCaption" style:family="paragraph" style:parent-style-name="none">
      <style:text-properties fo:color="#0000ff"/>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padding-top="12pt" fo:border-top="0.5pt solid #ffffff" fo:padding-bottom="12pt" fo:border-bottom="0.5pt solid #ffffff"/>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in" style:type="center"/>
          <style:tab-stop style:position="6.92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in" style:type="center"/>
          <style:tab-stop style:position="6.92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style:style>
    <style:style style:name="PageHeaderFooter1" style:family="text">
      <style:text-properties/>
    </style:style>
    <style:style style:name="PageHeaderFooter2" style:family="text">
      <style:text-properties/>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style:style>
    <style:style style:name="PageHeaderFooter13" style:family="text">
      <style:text-properties/>
    </style:style>
    <style:style style:name="PageHeaderFooter14" style:family="text">
      <style:text-properties/>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style:style>
    <style:style style:name="PageHeaderFooter19" style:family="text">
      <style:text-properties/>
    </style:style>
    <style:style style:name="PageHeaderFooter20" style:family="text">
      <style:text-properties/>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height="792pt" fo:page-width="612pt" fo:margin-left="56.7pt" fo:margin-right="56.7pt" fo:margin-top="56.7pt" fo:margin-bottom="56.7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height="792pt" fo:page-width="612pt" fo:margin-left="56.7pt" fo:margin-right="56.7pt" fo:margin-top="56.7pt" fo:margin-bottom="56.7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height="792pt" fo:page-width="612pt" fo:margin-left="56.7pt" fo:margin-right="56.7pt" fo:margin-top="56.7pt" fo:margin-bottom="56.7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height="792pt" fo:page-width="612pt" fo:margin-left="56.7pt" fo:margin-right="56.7pt" fo:margin-top="56.7pt" fo:margin-bottom="56.7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master-page style:name="Right_20_Page" style:display-name="Right Page" style:page-layout-name="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2-20T16:38:21</meta:creation-date>
    <dc:creator>sudyk</dc:creator>
    <dc:date>2010-12-20T16:38:21</dc:date>
    <meta:editing-cycles>1</meta:editing-cycles>
    <meta:editing-duration>PT2M27S</meta:editing-duration>
    <meta:AssemblyVersion Assembly-Version="OpenOfficeWriter 0.6.12.2280"/>
    <meta:Created-By Created-By="TestBed 0.6.12.2280"/>
    <meta:user-defined meta:name="Assembly-Version">OpenOfficeWriter 0.6.12.2280</meta:user-defined>
    <meta:user-defined meta:name="Created-By">TestBed 0.6.12.2280</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
Const FilePath = "E:\SIL_GOOGLE_SVN\pathway\Test\OpenOfficeConvert\TestFiles\input\input"
Const IsPreview = "False"

'Changed On Dec-02-2010 for TD-1709(macro crashes with kyj export to Word &amp; PDF)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38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38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65,300,30, com.sun.star.awt.PosSize.POSSIZE ) 
  oContainer.addControl("progressbar",oProgressBar) 
  
  ' label 
  oLabel = CreateUnoService("com.sun.star.awt.UnoControlFixedText") 
  oLabelModel = CreateUnoService("com.sun.star.awt.UnoControlFixedTextModel") 
  oLabelModel.Label = "The Open Office window will be hidden while the headers are updated" + chr(13) + "because this reduces the time it takes to do the update." 
'  oLabelModel.Color = "red" '-1 
  oLabel.setModel(oLabelModel) 
  oLabel.setPosSize(23,20,38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rogressbar    
			ProgressValue=ProgressValue+1
			MyProgressBar(ProgressValue)
		'=========Progressbar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rogressbar    
			ProgressValue=ProgressValue+1
			MyProgressBar(ProgressValue)
		'=========Progressbar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